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739cm" fo:min-width="0.489cm"/>
    </style:style>
    <style:style style:name="gr2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22cm" fo:min-width="4.095cm"/>
    </style:style>
    <style:style style:name="gr3" style:family="graphic" style:parent-style-name="objectwithoutfill">
      <style:graphic-properties svg:stroke-width="0.053cm" draw:marker-start-width="0.279cm" draw:marker-end="Short_20_line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39cm" fo:min-width="0.489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fill="gradient" draw:fill-gradient-name="Grison" draw:textarea-horizontal-align="justify" draw:textarea-vertical-align="middle" draw:auto-grow-height="false" fo:min-height="0.449cm" fo:min-width="0.199cm"/>
    </style:style>
    <style:style style:name="gr7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22cm" fo:min-width="10.3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Tango_20_Orang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gradient" draw:fill-gradient-name="Grison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7cm" svg:height="1.397cm" svg:x="8.985cm" svg:y="1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.915cm" svg:height="1.092cm" svg:x="7.241cm" svg:y="3.591cm">
          <text:p text:style-name="P2">Get WiFi state 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84cm" svg:y1="2.686cm" svg:x2="9.698cm" svg:y2="3.591cm" draw:start-shape="id1" draw:start-glue-point="8" draw:end-shape="id2" draw:end-glue-point="0" svg:d="M9684 2686l14 905" svg:viewBox="0 0 15 906">
          <text:p/>
        </draw:connector>
        <draw:connector draw:style-name="gr3" draw:text-style-name="P4" draw:layer="layout" draw:type="line" svg:x1="9.679cm" svg:y1="10.174cm" svg:x2="9.697cm" svg:y2="11.193cm" draw:start-shape="id3" draw:start-glue-point="2" draw:end-shape="id4" draw:end-glue-point="0" svg:d="M9679 10174l18 1019" svg:viewBox="0 0 19 1020">
          <text:p/>
        </draw:connector>
        <draw:g xml:id="id4" draw:id="id4">
          <draw:custom-shape draw:style-name="gr1" draw:text-style-name="P1" draw:layer="layout" svg:width="1.397cm" svg:height="1.397cm" svg:x="8.995cm" svg:y="11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1.397cm" svg:height="1.397cm" svg:x="9.003cm" svg:y="11.193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onnector draw:style-name="gr3" draw:text-style-name="P4" draw:layer="layout" draw:type="line" svg:x1="9.694cm" svg:y1="7.052cm" svg:x2="9.679cm" svg:y2="9.082cm" draw:start-shape="id5" draw:start-glue-point="6" draw:end-shape="id3" draw:end-glue-point="0" svg:d="M9694 7052l-15 2030" svg:viewBox="0 0 16 2031">
          <text:p/>
        </draw:connector>
        <draw:frame draw:style-name="gr5" draw:text-style-name="P6" draw:layer="layout" svg:width="6.14cm" svg:height="1.128cm" svg:x="9.646cm" svg:y="7.542cm">
          <draw:text-box>
            <text:p>WiFi is enabled</text:p>
          </draw:text-box>
        </draw:frame>
        <draw:custom-shape draw:style-name="gr6" draw:text-style-name="P7" xml:id="id5" draw:id="id5" draw:layer="layout" svg:width="1.397cm" svg:height="1.397cm" svg:x="8.995cm" svg:y="5.6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3" draw:id="id3" draw:layer="layout" svg:width="11.16cm" svg:height="1.092cm" svg:x="4.099cm" svg:y="9.082cm">
          <text:p text:style-name="P2">Start searching for available contact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98cm" svg:y1="4.683cm" svg:x2="9.694cm" svg:y2="5.655cm" draw:start-shape="id2" draw:end-shape="id5" draw:end-glue-point="4" svg:d="M9698 4683l-4 972" svg:viewBox="0 0 5 9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1" style:font-size-asian="24pt" style:language-asian="zh" style:country-asian="CN" style:font-name-complex="Nimbus Sans 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10:01:11.327962219</meta:creation-date>
    <dc:date>2016-04-05T10:42:52.517154318</dc:date>
    <meta:editing-duration>PT1H47M41S</meta:editing-duration>
    <meta:editing-cycles>38</meta:editing-cycles>
    <meta:generator>LibreOffice/5.0.5.2$Linux_X86_64 LibreOffice_project/00m0$Build-2</meta:generator>
    <meta:document-statistic meta:object-count="12"/>
  </office:meta>
</office:document-meta>
</file>